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2f2d33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2fc059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323423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27b017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36a05c" style:font-size-asian="12pt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language="en" fo:country="US" officeooo:rsid="00329128" officeooo:paragraph-rsid="00329128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officeooo:rsid="0027b017" officeooo:paragraph-rsid="0027b017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fo:font-style="italic" officeooo:rsid="0027b017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officeooo:rsid="00216b98"/>
    </style:style>
    <style:style style:name="T16" style:family="text">
      <style:text-properties style:text-position="super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f2d33"/>
    </style:style>
    <style:style style:name="T19" style:family="text">
      <style:text-properties fo:language="ru" fo:country="RU" officeooo:rsid="002f2d33"/>
    </style:style>
    <style:style style:name="T20" style:family="text">
      <style:text-properties fo:language="ru" fo:country="RU" officeooo:rsid="003c7cb5"/>
    </style:style>
    <style:style style:name="T21" style:family="text">
      <style:text-properties officeooo:rsid="00323423"/>
    </style:style>
    <style:style style:name="T22" style:family="text">
      <style:text-properties officeooo:rsid="0036a05c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officeooo:rsid="0036a05c" fo:background-color="#ffffff" loext:char-shading-value="0"/>
    </style:style>
    <style:style style:name="T25" style:family="text">
      <style:text-properties fo:color="#000000" fo:language="en" fo:country="US" officeooo:rsid="0027b017" fo:background-color="#ffffff" loext:char-shading-value="0"/>
    </style:style>
    <style:style style:name="T26" style:family="text">
      <style:text-properties fo:color="#000000" fo:language="en" fo:country="US" officeooo:rsid="00323423" fo:background-color="#ffffff" loext:char-shading-value="0"/>
    </style:style>
    <style:style style:name="T27" style:family="text">
      <style:text-properties officeooo:rsid="00386762"/>
    </style:style>
    <style:style style:name="T28" style:family="text">
      <style:text-properties officeooo:rsid="003ba1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. Source file length: ~2Gb</text:p>
      <text:p text:style-name="P1"><text:span text:style-name="T2">M</text:span><text:span text:style-name="T1">ax. database line number: ? 32000</text:span></text:p>
      <text:p text:style-name="P1"/>
      <text:p text:style-name="P7"><text:span text:style-name="T2">1. </text:span>CSV content:</text:p>
      <text:p text:style-name="P1"/>
      <text:p text:style-name="P1"><text:span text:style-name="T15"><text:tab/>1) </text:span>Encoding – according to "CodePage" setting in the EscPosParser2.exe.config file (default <text:tab/><text:tab/>"<text:span text:style-name="T28">1251</text:span>")</text:p>
      <text:p text:style-name="P1"><text:span text:style-name="T15"><text:tab/>2) </text:span>Column divider - according to "CSVdelimiter" setting in the EscPosParser2.exe.config <text:tab/><text:tab/>file (default ";")</text:p>
      <text:p text:style-name="P1"/>
      <text:p text:style-name="P7"><text:span text:style-name="T2">2. </text:span>Command data base columns:</text:p>
      <text:p text:style-name="P1"><text:span text:style-name="T15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P2"><text:span text:style-name="T3"><text:tab/></text:span><text:span text:style-name="T11">2) Command </text:span><text:span text:style-name="T19">parameter size </text:span><text:span text:style-name="T11">(DEC) – </text:span><text:span text:style-name="T12">length of the parameter [byte]</text:span></text:p>
      <text:p text:style-name="P1"><text:tab/><text:span text:style-name="T15">3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P1"><text:tab/><text:span text:style-name="T18">4) </text:span><text:span text:style-name="T12">Command p</text:span>arameter value (dec) – <text:span text:style-name="T3">predefined parameter values if any.</text:span></text:p>
      <text:p text:style-name="P1"><text:tab/><text:span text:style-name="T15">5) </text:span><text:span text:style-name="T12">Command d</text:span>escription – <text:span text:style-name="T3">description of command, parameter or predefined parameter</text:span></text:p>
      <text:p text:style-name="P3"><text:span text:style-name="T15"><text:tab/>6) R</text:span><text:span text:style-name="T12">eply</text:span><text:span text:style-name="T11"> </text:span><text:span text:style-name="T19">parameter size </text:span><text:span text:style-name="T11">(DEC) – </text:span><text:span text:style-name="T12">length of the parameter [byte]</text:span></text:p>
      <text:p text:style-name="P3"><text:tab/><text:span text:style-name="T12">7</text:span><text:span text:style-name="T15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3"><text:tab/><text:span text:style-name="T12">8</text:span><text:span text:style-name="T18">) R</text:span><text:span text:style-name="T12">eply p</text:span>arameter value (dec) – <text:span text:style-name="T3">predefined parameter values if any.</text:span></text:p>
      <text:p text:style-name="P3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2"><text:span text:style-name="T12"><text:tab/>10</text:span><text:span text:style-name="T15">) C</text:span>omments – always ignored. <text:span text:style-name="T4">Needed only for correct CSV handling.</text:span></text:p>
      <text:p text:style-name="P1"><text:tab/>All other columns ignored.</text:p>
      <text:p text:style-name="P1"/>
      <text:p text:style-name="P1"><text:span text:style-name="T6">3</text:span><text:span text:style-name="T5">. </text:span><text:span text:style-name="T17">Possible </text:span><text:span text:style-name="T6">parameter</text:span><text:span text:style-name="T17"> types:</text:span></text:p>
      <text:p text:style-name="P3"><text:tab/><text:span text:style-name="T15">1) string</text:span> – <text:span text:style-name="T7">displayed </text:span><text:span text:style-name="T8">with “” </text:span><text:span text:style-name="T10">if printable</text:span><text:span text:style-name="T8">.</text:span></text:p>
      <text:p text:style-name="P3"><text:tab/><text:span text:style-name="T15">2) number</text:span> – <text:span text:style-name="T22">unsigned number</text:span><text:span text:style-name="T7"> displayed.</text:span></text:p>
      <text:p text:style-name="P3"><text:span text:style-name="T15"><text:tab/>3) money</text:span> – <text:span text:style-name="T22">unsigned </text:span><text:span text:style-name="T7">numerical value displayed </text:span><text:span text:style-name="T14">wit 2 chars after dot</text:span><text:span text:style-name="T7">.</text:span></text:p>
      <text:p text:style-name="P6"><text:span text:style-name="T24"><text:tab/>4) m</text:span><text:span text:style-name="T23">oney</text:span><text:span text:style-name="T24">s</text:span><text:span text:style-name="T23">igned </text:span><text:span text:style-name="T24">- signed </text:span><text:span text:style-name="T25">numerical value displayed </text:span><text:span text:style-name="T26">wit 2 chars after dot</text:span><text:span text:style-name="T25">.</text:span></text:p>
      <text:p text:style-name="P4"><text:tab/><text:span text:style-name="T15">4) quantity</text:span> – <text:span text:style-name="T22">unsigned </text:span><text:span text:style-name="T7">numerical value displayed </text:span><text:span text:style-name="T14">wit 3 chars after dot</text:span><text:span text:style-name="T7">.</text:span></text:p>
      <text:p text:style-name="P3"><text:span text:style-name="T15"><text:tab/>5) error#</text:span> - <text:span text:style-name="T27">unsigned number. Displayed with description from errors.csv</text:span><text:span text:style-name="T7">.</text:span></text:p>
      <text:p text:style-name="P3"><text:tab/><text:span text:style-name="T15">6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text:span text:style-name="T8">String length</text:span><text:span text:style-name="T7"> displayed.</text:span></text:p>
      <text:p text:style-name="P3"><text:span text:style-name="T15"><text:tab/>7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8"><text:tab/><text:span text:style-name="T22">8</text:span>) tlvdata – fiscal data structure. 2 bytes – type, 2 bytes – <text:span text:style-name="T22">data </text:span>length, data. Dispalyed as [tt]<text:tab/><text:tab/><text:tab/>[nn]<text:span text:style-name="T22">d0..dnn</text:span>.</text:p>
      <text:p text:style-name="P10"/>
      <text:p text:style-name="P7"><text:span text:style-name="T10">6</text:span><text:span text:style-name="T2">. </text:span>Command data base structure:</text:p>
      <text:p text:style-name="P9"><text:tab/>Each command or parameter must have it’s 1<text:span text:style-name="T16">st</text:span> line clear until “Description”.</text:p>
      <text:p text:style-name="P9"><text:tab/>Each parameter may have several predefined values to define proper description. <text:tab/>Description for predefined value is added to description of the parameter in the program <text:tab/><text:tab/><text:tab/>GUI.</text:p>
      <text:p text:style-name="P9"><text:tab/>Each parameter must be followed by a parameter type definition.</text:p>
      <text:p text:style-name="P9"><text:tab/>“bitfield” parameter is followed by 8 lines describing each bit</text:p>
      <text:p text:style-name="P5"><text:tab/><text:span text:style-name="T21">Parameter size must be a number or "?" - then it's size assumed as "till the end of the frame".</text:span></text:p>
      <text:p text:style-name="P5"><text:tab/><text:span text:style-name="T27">Parameter length can be a link to any previous parameter value using % prefix. "%4" – <text:tab/><text:tab/><text:tab/>length of parameter is equal to a value of parameter </text:span><text:span text:style-name="T20">№</text:span><text:span text:style-name="T27">4. [%0..%99999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52S</meta:editing-duration>
    <meta:editing-cycles>29</meta:editing-cycles>
    <meta:generator>LibreOffice/5.4.4.2$Windows_X86_64 LibreOffice_project/2524958677847fb3bb44820e40380acbe820f960</meta:generator>
    <dc:date>2018-05-10T15:46:42.261000000</dc:date>
    <meta:document-statistic meta:table-count="0" meta:image-count="0" meta:object-count="0" meta:page-count="1" meta:paragraph-count="34" meta:word-count="362" meta:character-count="2396" meta:non-whitespace-character-count="2008"/>
    <meta:user-defined meta:name="Info 1"/>
    <meta:user-defined meta:name="Info 2"/>
    <meta:user-defined meta:name="Info 3"/>
    <meta:user-defined meta:name="Info 4"/>
  </office:meta>
</office:document-meta>
</file>